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kill XP" table:style-name="ta1">
        <table:shapes>
          <draw:frame draw:z-index="0" draw:style-name="gr1" draw:text-style-name="P1" svg:width="6.2988in" svg:height="3.5429in" svg:x="2.2291in" svg:y="1.0646in">
            <draw:object draw:notify-on-update-of-ranges="'kill XP'.B2:'kill XP'.B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lvl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$E$3];ROUNDDOWN((([.$A2]^[.$G$3])*[.$F$3])))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base</text:p>
          </table:table-cell>
          <table:table-cell office:value-type="string" calcext:value-type="string">
            <text:p>perLevel</text:p>
          </table:table-cell>
          <table:table-cell office:value-type="string" calcext:value-type="string">
            <text:p>perLevelMul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$E$3];ROUNDDOWN((([.$A3]^[.$G$3])*[.$F$3])))" office:value-type="float" office:value="42" calcext:value-type="float">
            <text:p>4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$E$3];ROUNDDOWN((([.$A4]^[.$G$3])*[.$F$3])))"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$E$3];ROUNDDOWN((([.$A5]^[.$G$3])*[.$F$3])))"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$E$3];ROUNDDOWN((([.$A6]^[.$G$3])*[.$F$3])))"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$E$3];ROUNDDOWN((([.$A7]^[.$G$3])*[.$F$3])))"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$E$3];ROUNDDOWN((([.$A8]^[.$G$3])*[.$F$3])))" office:value-type="float" office:value="123" calcext:value-type="float">
            <text:p>12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$E$3];ROUNDDOWN((([.$A9]^[.$G$3])*[.$F$3])))" office:value-type="float" office:value="141" calcext:value-type="float">
            <text:p>14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$E$3];ROUNDDOWN((([.$A10]^[.$G$3])*[.$F$3])))" office:value-type="float" office:value="159" calcext:value-type="float">
            <text:p>15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$E$3];ROUNDDOWN((([.$A11]^[.$G$3])*[.$F$3])))" office:value-type="float" office:value="178" calcext:value-type="float">
            <text:p>178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$E$3];ROUNDDOWN((([.$A12]^[.$G$3])*[.$F$3])))" office:value-type="float" office:value="197" calcext:value-type="float">
            <text:p>197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$E$3];ROUNDDOWN((([.$A13]^[.$G$3])*[.$F$3])))" office:value-type="float" office:value="217" calcext:value-type="float">
            <text:p>21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$E$3];ROUNDDOWN((([.$A14]^[.$G$3])*[.$F$3])))" office:value-type="float" office:value="237" calcext:value-type="float">
            <text:p>23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$E$3];ROUNDDOWN((([.$A15]^[.$G$3])*[.$F$3])))" office:value-type="float" office:value="257" calcext:value-type="float">
            <text:p>25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$E$3];ROUNDDOWN((([.$A16]^[.$G$3])*[.$F$3])))" office:value-type="float" office:value="277" calcext:value-type="float">
            <text:p>27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$E$3];ROUNDDOWN((([.$A17]^[.$G$3])*[.$F$3])))" office:value-type="float" office:value="298" calcext:value-type="float">
            <text:p>29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$E$3];ROUNDDOWN((([.$A18]^[.$G$3])*[.$F$3])))" office:value-type="float" office:value="319" calcext:value-type="float">
            <text:p>31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$E$3];ROUNDDOWN((([.$A19]^[.$G$3])*[.$F$3])))" office:value-type="float" office:value="340" calcext:value-type="float">
            <text:p>34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$E$3];ROUNDDOWN((([.$A20]^[.$G$3])*[.$F$3])))" office:value-type="float" office:value="362" calcext:value-type="float">
            <text:p>362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$E$3];ROUNDDOWN((([.$A21]^[.$G$3])*[.$F$3])))" office:value-type="float" office:value="384" calcext:value-type="float">
            <text:p>384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$E$3];ROUNDDOWN((([.$A22]^[.$G$3])*[.$F$3])))" office:value-type="float" office:value="406" calcext:value-type="float">
            <text:p>406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$E$3];ROUNDDOWN((([.$A23]^[.$G$3])*[.$F$3])))" office:value-type="float" office:value="428" calcext:value-type="float">
            <text:p>428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$E$3];ROUNDDOWN((([.$A24]^[.$G$3])*[.$F$3])))" office:value-type="float" office:value="450" calcext:value-type="float">
            <text:p>450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$E$3];ROUNDDOWN((([.$A25]^[.$G$3])*[.$F$3])))" office:value-type="float" office:value="473" calcext:value-type="float">
            <text:p>473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$E$3];ROUNDDOWN((([.$A26]^[.$G$3])*[.$F$3])))" office:value-type="float" office:value="495" calcext:value-type="float">
            <text:p>49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SUM([.$E$3];ROUNDDOWN((([.$A27]^[.$G$3])*[.$F$3])))" office:value-type="float" office:value="518" calcext:value-type="float">
            <text:p>51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$E$3];ROUNDDOWN((([.$A28]^[.$G$3])*[.$F$3])))" office:value-type="float" office:value="541" calcext:value-type="float">
            <text:p>541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$E$3];ROUNDDOWN((([.$A29]^[.$G$3])*[.$F$3])))" office:value-type="float" office:value="565" calcext:value-type="float">
            <text:p>565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$E$3];ROUNDDOWN((([.$A30]^[.$G$3])*[.$F$3])))" office:value-type="float" office:value="588" calcext:value-type="float">
            <text:p>588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[.$E$3];ROUNDDOWN((([.$A31]^[.$G$3])*[.$F$3])))" office:value-type="float" office:value="612" calcext:value-type="float">
            <text:p>61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$E$3];ROUNDDOWN((([.$A32]^[.$G$3])*[.$F$3])))" office:value-type="float" office:value="636" calcext:value-type="float">
            <text:p>636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$E$3];ROUNDDOWN((([.$A33]^[.$G$3])*[.$F$3])))" office:value-type="float" office:value="660" calcext:value-type="float">
            <text:p>66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$E$3];ROUNDDOWN((([.$A34]^[.$G$3])*[.$F$3])))" office:value-type="float" office:value="684" calcext:value-type="float">
            <text:p>684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UM([.$E$3];ROUNDDOWN((([.$A35]^[.$G$3])*[.$F$3])))" office:value-type="float" office:value="708" calcext:value-type="float">
            <text:p>708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$E$3];ROUNDDOWN((([.$A36]^[.$G$3])*[.$F$3])))" office:value-type="float" office:value="732" calcext:value-type="float">
            <text:p>732</text:p>
          </table:table-cell>
          <table:table-cell table:number-columns-repeated="5"/>
        </table:table-row>
      </table:table>
      <table:table table:name="Level req" table:style-name="ta1">
        <table:shapes>
          <draw:frame draw:z-index="0" draw:style-name="gr1" draw:text-style-name="P1" svg:width="6.2988in" svg:height="3.5429in" svg:x="2.1646in" svg:y="0.9701in">
            <draw:object draw:notify-on-update-of-ranges="'Level req'.B2:'Level req'.B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lvl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$E$3];ROUNDDOWN((([.$A2]^[.$G$3])*[.$F$3])))" office:value-type="float" office:value="530" calcext:value-type="float">
            <text:p>530</text:p>
          </table:table-cell>
          <table:table-cell table:number-columns-repeated="2"/>
          <table:table-cell office:value-type="string" calcext:value-type="string">
            <text:p>base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facto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$E$3];ROUNDDOWN((([.$A3]^[.$G$3])*[.$F$3])))" office:value-type="float" office:value="590" calcext:value-type="float">
            <text:p>59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30" calcext:value-type="float">
            <text:p>30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$E$3];ROUNDDOWN((([.$A4]^[.$G$3])*[.$F$3])))" office:value-type="float" office:value="673" calcext:value-type="float">
            <text:p>67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$E$3];ROUNDDOWN((([.$A5]^[.$G$3])*[.$F$3])))" office:value-type="float" office:value="775" calcext:value-type="float">
            <text:p>77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$E$3];ROUNDDOWN((([.$A6]^[.$G$3])*[.$F$3])))" office:value-type="float" office:value="893" calcext:value-type="float">
            <text:p>89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$E$3];ROUNDDOWN((([.$A7]^[.$G$3])*[.$F$3])))" office:value-type="float" office:value="1027" calcext:value-type="float">
            <text:p>102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$E$3];ROUNDDOWN((([.$A8]^[.$G$3])*[.$F$3])))" office:value-type="float" office:value="1174" calcext:value-type="float">
            <text:p>117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$E$3];ROUNDDOWN((([.$A9]^[.$G$3])*[.$F$3])))" office:value-type="float" office:value="1335" calcext:value-type="float">
            <text:p>133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$E$3];ROUNDDOWN((([.$A10]^[.$G$3])*[.$F$3])))" office:value-type="float" office:value="1509" calcext:value-type="float">
            <text:p>15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$E$3];ROUNDDOWN((([.$A11]^[.$G$3])*[.$F$3])))" office:value-type="float" office:value="1694" calcext:value-type="float">
            <text:p>169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$E$3];ROUNDDOWN((([.$A12]^[.$G$3])*[.$F$3])))" office:value-type="float" office:value="1891" calcext:value-type="float">
            <text:p>189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$E$3];ROUNDDOWN((([.$A13]^[.$G$3])*[.$F$3])))" office:value-type="float" office:value="2098" calcext:value-type="float">
            <text:p>2098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$E$3];ROUNDDOWN((([.$A14]^[.$G$3])*[.$F$3])))" office:value-type="float" office:value="2317" calcext:value-type="float">
            <text:p>231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$E$3];ROUNDDOWN((([.$A15]^[.$G$3])*[.$F$3])))" office:value-type="float" office:value="2546" calcext:value-type="float">
            <text:p>2546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$E$3];ROUNDDOWN((([.$A16]^[.$G$3])*[.$F$3])))" office:value-type="float" office:value="2784" calcext:value-type="float">
            <text:p>2784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$E$3];ROUNDDOWN((([.$A17]^[.$G$3])*[.$F$3])))" office:value-type="float" office:value="3033" calcext:value-type="float">
            <text:p>3033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$E$3];ROUNDDOWN((([.$A18]^[.$G$3])*[.$F$3])))" office:value-type="float" office:value="3291" calcext:value-type="float">
            <text:p>329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$E$3];ROUNDDOWN((([.$A19]^[.$G$3])*[.$F$3])))" office:value-type="float" office:value="3558" calcext:value-type="float">
            <text:p>355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$E$3];ROUNDDOWN((([.$A20]^[.$G$3])*[.$F$3])))" office:value-type="float" office:value="3835" calcext:value-type="float">
            <text:p>383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$E$3];ROUNDDOWN((([.$A21]^[.$G$3])*[.$F$3])))" office:value-type="float" office:value="4120" calcext:value-type="float">
            <text:p>412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$E$3];ROUNDDOWN((([.$A22]^[.$G$3])*[.$F$3])))" office:value-type="float" office:value="4414" calcext:value-type="float">
            <text:p>4414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$E$3];ROUNDDOWN((([.$A23]^[.$G$3])*[.$F$3])))" office:value-type="float" office:value="4716" calcext:value-type="float">
            <text:p>4716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$E$3];ROUNDDOWN((([.$A24]^[.$G$3])*[.$F$3])))" office:value-type="float" office:value="5027" calcext:value-type="float">
            <text:p>5027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$E$3];ROUNDDOWN((([.$A25]^[.$G$3])*[.$F$3])))" office:value-type="float" office:value="5346" calcext:value-type="float">
            <text:p>5346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$E$3];ROUNDDOWN((([.$A26]^[.$G$3])*[.$F$3])))" office:value-type="float" office:value="5673" calcext:value-type="float">
            <text:p>5673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SUM([.$E$3];ROUNDDOWN((([.$A27]^[.$G$3])*[.$F$3])))" office:value-type="float" office:value="6009" calcext:value-type="float">
            <text:p>6009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$E$3];ROUNDDOWN((([.$A28]^[.$G$3])*[.$F$3])))" office:value-type="float" office:value="6351" calcext:value-type="float">
            <text:p>6351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$E$3];ROUNDDOWN((([.$A29]^[.$G$3])*[.$F$3])))" office:value-type="float" office:value="6702" calcext:value-type="float">
            <text:p>6702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$E$3];ROUNDDOWN((([.$A30]^[.$G$3])*[.$F$3])))" office:value-type="float" office:value="7060" calcext:value-type="float">
            <text:p>706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[.$E$3];ROUNDDOWN((([.$A31]^[.$G$3])*[.$F$3])))" office:value-type="float" office:value="7426" calcext:value-type="float">
            <text:p>7426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$E$3];ROUNDDOWN((([.$A32]^[.$G$3])*[.$F$3])))" office:value-type="float" office:value="7799" calcext:value-type="float">
            <text:p>7799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$E$3];ROUNDDOWN((([.$A33]^[.$G$3])*[.$F$3])))" office:value-type="float" office:value="8180" calcext:value-type="float">
            <text:p>818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$E$3];ROUNDDOWN((([.$A34]^[.$G$3])*[.$F$3])))" office:value-type="float" office:value="8567" calcext:value-type="float">
            <text:p>8567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UM([.$E$3];ROUNDDOWN((([.$A35]^[.$G$3])*[.$F$3])))" office:value-type="float" office:value="8962" calcext:value-type="float">
            <text:p>8962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$E$3];ROUNDDOWN((([.$A36]^[.$G$3])*[.$F$3])))" office:value-type="float" office:value="9364" calcext:value-type="float">
            <text:p>9364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UM([.$E$3];ROUNDDOWN((([.$A37]^[.$G$3])*[.$F$3])))" office:value-type="float" office:value="9772" calcext:value-type="float">
            <text:p>9772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$E$3];ROUNDDOWN((([.$A38]^[.$G$3])*[.$F$3])))" office:value-type="float" office:value="10188" calcext:value-type="float">
            <text:p>1018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$E$3];ROUNDDOWN((([.$A39]^[.$G$3])*[.$F$3])))" office:value-type="float" office:value="10610" calcext:value-type="float">
            <text:p>1061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UM([.$E$3];ROUNDDOWN((([.$A40]^[.$G$3])*[.$F$3])))" office:value-type="float" office:value="11039" calcext:value-type="float">
            <text:p>1103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$E$3];ROUNDDOWN((([.$A41]^[.$G$3])*[.$F$3])))" office:value-type="float" office:value="11475" calcext:value-type="float">
            <text:p>11475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UM([.$E$3];ROUNDDOWN((([.$A42]^[.$G$3])*[.$F$3])))" office:value-type="float" office:value="11917" calcext:value-type="float">
            <text:p>11917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$E$3];ROUNDDOWN((([.$A43]^[.$G$3])*[.$F$3])))" office:value-type="float" office:value="12366" calcext:value-type="float">
            <text:p>12366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UM([.$E$3];ROUNDDOWN((([.$A44]^[.$G$3])*[.$F$3])))" office:value-type="float" office:value="12821" calcext:value-type="float">
            <text:p>12821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$E$3];ROUNDDOWN((([.$A45]^[.$G$3])*[.$F$3])))" office:value-type="float" office:value="13283" calcext:value-type="float">
            <text:p>13283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UM([.$E$3];ROUNDDOWN((([.$A46]^[.$G$3])*[.$F$3])))" office:value-type="float" office:value="13751" calcext:value-type="float">
            <text:p>13751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$E$3];ROUNDDOWN((([.$A47]^[.$G$3])*[.$F$3])))" office:value-type="float" office:value="14225" calcext:value-type="float">
            <text:p>14225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UM([.$E$3];ROUNDDOWN((([.$A48]^[.$G$3])*[.$F$3])))" office:value-type="float" office:value="14706" calcext:value-type="float">
            <text:p>14706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$E$3];ROUNDDOWN((([.$A49]^[.$G$3])*[.$F$3])))" office:value-type="float" office:value="15192" calcext:value-type="float">
            <text:p>15192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UM([.$E$3];ROUNDDOWN((([.$A50]^[.$G$3])*[.$F$3])))" office:value-type="float" office:value="15685" calcext:value-type="float">
            <text:p>1568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3">
      <number:number number:decimal-places="4" number:min-decimal-places="4" number:min-integer-digits="1"/>
    </number:number-style>
    <number:number-style style:name="N124">
      <number:number number:decimal-places="6" number:min-decimal-places="6" number:min-integer-digits="1" number:grouping="true"/>
    </number:number-style>
    <number:number-style style:name="N125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/00/0000</text:date>, <text:time style:data-style-name="N2" text:time-value="20:44:26.6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0T11:48:40.585000000</meta:creation-date>
    <dc:date>2020-11-20T20:45:21.661000000</dc:date>
    <meta:editing-duration>PT49M11S</meta:editing-duration>
    <meta:editing-cycles>14</meta:editing-cycles>
    <meta:generator>LibreOffice/7.0.2.2$Windows_X86_64 LibreOffice_project/8349ace3c3162073abd90d81fd06dcfb6b36b994</meta:generator>
    <meta:document-statistic meta:table-count="2" meta:cell-count="182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kill XP'.B2:'kill XP'.B36" svg:x="0.32cm" svg:y="0.18cm" svg:width="12.508cm" svg:height="8.64cm">
          <chart:coordinate-region svg:x="1.127cm" svg:y="0.379cm" svg:width="11.562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kill XP'.B2:'kill XP'.B36" chart:class="chart:line">
            <chart:data-point chart:repeated="3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'kill XP'.B2:'kill XP'.B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32">
                <text:p>7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Level req'.B2:'Level req'.B36" svg:x="0.32cm" svg:y="0.18cm" svg:width="12.508cm" svg:height="8.64cm">
          <chart:coordinate-region svg:x="1.312cm" svg:y="0.379cm" svg:width="11.191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Level req'.B2:'Level req'.B36" chart:class="chart:line">
            <chart:data-point chart:repeated="3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0">
                <text:p>530</text:p>
                <draw:g>
                  <svg:desc>'Level req'.B2:'Level req'.B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35">
                <text:p>13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94">
                <text:p>16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91">
                <text:p>18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98">
                <text:p>20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17">
                <text:p>23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46">
                <text:p>25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84">
                <text:p>27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58">
                <text:p>35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35">
                <text:p>38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20">
                <text:p>41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14">
                <text:p>44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16">
                <text:p>47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346">
                <text:p>53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73">
                <text:p>56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09">
                <text:p>60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351">
                <text:p>63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060">
                <text:p>70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426">
                <text:p>74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799">
                <text:p>77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180">
                <text:p>81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567">
                <text:p>85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962">
                <text:p>89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364">
                <text:p>93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